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use-window-font-color="true" style:text-outline="false" style:font-name="Helvetica" fo:font-size="12pt" fo:letter-spacing="normal" style:letter-kerning="false" style:font-name-asian="Helvetica" style:font-size-asian="12pt" style:font-name-complex="Helvetic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 Sanita Vetra-Carvalho is a postdoctoral research assistant at Department of Meteorology, University of Reading since 2012. Sanita is an expert in ensemble data assimilation methods and has worked in data assimilation field since 2007. Presently, she is working for Data Assimilation for REsilient City (DARE) project on using data assimilation to improve urban flood forecasts. In her previous projects Sanita has applied and developed ensemble data assimilation methods for land surface, ocean, and convective weather models. <text:line-break/><text:line-break/>Sanita completed her PhD in 2013 at University of Reading with a degree in mathematics and her research interests lie in the area of stochastic data assimilation from developing, to programming and applying the methods.</text:p>
      <text:p text:style-name="Standard"/>
      <text:p text:style-name="Standard">In her spare time Sanita loves travelling and discovering new places, foods, and cultures. She also is an eager Capoeirista along with her two young boys, who can regularly be found standing on their heads or backflipping of most peculiar pl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nita Vetra-Carvalho</meta:initial-creator>
    <meta:creation-date>2017-05-16T10:07:57</meta:creation-date>
    <dc:date>2017-05-16T10:24:46</dc:date>
    <dc:creator>Sanita Vetra-Carvalho</dc:creator>
    <meta:editing-duration>PT16M49S</meta:editing-duration>
    <meta:editing-cycles>3</meta:editing-cycles>
    <meta:generator>OpenOffice/4.1.1$Unix OpenOffice.org_project/411m6$Build-9775</meta:generator>
    <meta:document-statistic meta:table-count="0" meta:image-count="0" meta:object-count="0" meta:page-count="1" meta:paragraph-count="2" meta:word-count="153" meta:character-count="997"/>
  </office:meta>
</office:document-meta>
</file>